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05c" officeooo:paragraph-rsid="000790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eudocode weektaak4 opdracht1</text:p>
      <text:p text:style-name="P1"/>
      <text:p text:style-name="P1">1. Tel alle letters.</text:p>
      <text:p text:style-name="P1">2. Tel voor elk eiwit apart hoevaak het in de</text:p>
      <text:p text:style-name="P1"><text:s text:c="4"/>sequentie voorkomt, maar hier variabelen van en </text:p>
      <text:p text:style-name="P1"><text:s text:c="4"/>print ze dan.</text:p>
      <text:p text:style-name="P1">3. Print de lengte van de sequentie.</text:p>
      <text:p text:style-name="P1">4. Tel de aminozuren bij elkaar op.</text:p>
      <text:p text:style-name="P1">5. Bereken de eiwitgewichten door de variabele van een eiwit te vermedigvuldigen met het gewicht van </text:p>
      <text:p text:style-name="P1"><text:s text:c="4"/>dat specifieke eiwit en print deze gewichten dan.</text:p>
      <text:p text:style-name="P1">6. Tel alle eiwitgewichten bij elkaar op in een variabele en print deze.</text:p>
      <text:p text:style-name="P1">7. Sla de molecuulmassa van water op in een variabele en print deze.</text:p>
      <text:p text:style-name="P1">8. Bereken het aantal watermoleculen (totale aantal eiwitten – 1)</text:p>
      <text:p text:style-name="P1">9. Vermedigvuldig de molecuulmassa van water met het aantal watermoleculen en print deze.</text:p>
      <text:p text:style-name="P1">10. Het totale gewicht van de watermoleculen haal je van het totale eiwit gewicht af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7:32.792905100</meta:creation-date>
    <dc:date>2017-09-27T16:02:05.174487887</dc:date>
    <meta:editing-duration>PT3M20S</meta:editing-duration>
    <meta:editing-cycles>1</meta:editing-cycles>
    <meta:document-statistic meta:table-count="0" meta:image-count="0" meta:object-count="0" meta:page-count="1" meta:paragraph-count="14" meta:word-count="128" meta:character-count="768" meta:non-whitespace-character-count="639"/>
    <meta:generator>LibreOffice/5.1.6.2$Linux_X86_64 LibreOffice_project/10m0$Build-2</meta:generator>
  </office:meta>
</office:document-meta>
</file>